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5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LOAYZA FREITAS, HENRY JESU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IQT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LOAYZA FREITAS, HENRY JESU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CRIOLLOS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5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4481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230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05:50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07:45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1:11:00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